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23-09-28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21-07-15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19-07-1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18-08-07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17-12-0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15-08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15-06-08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12-10-25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12-07-27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12-04-04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12-02-0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11-10-1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11-09-02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11-07-18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11-04-19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10-04-13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9-12-08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9-10-0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9-07-0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9-06-0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9-02-1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8-10-10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8-05-28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8-01-14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7-11-12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7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7-06-19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6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6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5-08-0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5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089545001</text:p>
          </table:table-cell>
          <table:table-cell office:value-type="string" calcext:value-type="string">
            <text:p>200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